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84in" fo:margin-left="0.0118in" fo:margin-right="0.0042in" table:align="margins" style:writing-mode="lr-tb"/>
    </style:style>
    <style:style style:name="Table1.A" style:family="table-column">
      <style:table-column-properties style:column-width="2.0021in" style:rel-column-width="2883*"/>
    </style:style>
    <style:style style:name="Table1.B" style:family="table-column">
      <style:table-column-properties style:column-width="3.9819in" style:rel-column-width="573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3" style:family="table-row">
      <style:table-row-properties style:min-row-height="0.7118in" style:keep-together="true" fo:keep-together="auto"/>
    </style:style>
    <style:style style:name="Table2" style:family="table">
      <style:table-properties style:width="5.9028in" fo:margin-left="0.0229in" fo:margin-right="0.0743in" table:align="margins" style:writing-mode="lr-tb"/>
    </style:style>
    <style:style style:name="Table2.A" style:family="table-column">
      <style:table-column-properties style:column-width="2.0021in" style:rel-column-width="2883*"/>
    </style:style>
    <style:style style:name="Table2.B" style:family="table-column">
      <style:table-column-properties style:column-width="3.9007in" style:rel-column-width="5617*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9028in" fo:margin-left="0.0229in" fo:margin-right="0.0743in" table:align="margins" style:writing-mode="lr-tb"/>
    </style:style>
    <style:style style:name="Table3.A" style:family="table-column">
      <style:table-column-properties style:column-width="2.0021in" style:rel-column-width="2883*"/>
    </style:style>
    <style:style style:name="Table3.B" style:family="table-column">
      <style:table-column-properties style:column-width="3.9007in" style:rel-column-width="5617*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9146in" fo:margin-left="0.0118in" fo:margin-right="0.0736in" table:align="margins" style:writing-mode="lr-tb"/>
    </style:style>
    <style:style style:name="Table4.A" style:family="table-column">
      <style:table-column-properties style:column-width="2.0257in" style:rel-column-width="2917*"/>
    </style:style>
    <style:style style:name="Table4.B" style:family="table-column">
      <style:table-column-properties style:column-width="3.8889in" style:rel-column-width="5600*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5.9257in" table:align="left" style:writing-mode="lr-tb"/>
    </style:style>
    <style:style style:name="Table5.A" style:family="table-column">
      <style:table-column-properties style:column-width="2.0368in"/>
    </style:style>
    <style:style style:name="Table5.B" style:family="table-column">
      <style:table-column-properties style:column-width="3.8889in"/>
    </style:style>
    <style:style style:name="Table5.1" style:family="table-row">
      <style:table-row-properties style:min-row-height="0.624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5.9028in" fo:margin-left="0.0229in" fo:margin-right="0.0743in" table:align="margins" style:writing-mode="lr-tb"/>
    </style:style>
    <style:style style:name="Table6.A" style:family="table-column">
      <style:table-column-properties style:column-width="1.991in" style:rel-column-width="2867*"/>
    </style:style>
    <style:style style:name="Table6.B" style:family="table-column">
      <style:table-column-properties style:column-width="3.9118in" style:rel-column-width="5633*"/>
    </style:style>
    <style:style style:name="Table6.1" style:family="table-row">
      <style:table-row-properties style:min-row-height="0.6243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5.9146in" fo:margin-left="0.0118in" fo:margin-right="0.0736in" table:align="margins" style:writing-mode="lr-tb"/>
    </style:style>
    <style:style style:name="Table7.A" style:family="table-column">
      <style:table-column-properties style:column-width="1.991in" style:rel-column-width="2867*"/>
    </style:style>
    <style:style style:name="Table7.B" style:family="table-column">
      <style:table-column-properties style:column-width="3.9236in" style:rel-column-width="5650*"/>
    </style:style>
    <style:style style:name="Table7.1" style:family="table-row">
      <style:table-row-properties style:min-row-height="0.624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Table8" style:family="table">
      <style:table-properties style:width="5.9146in" fo:margin-left="0.0118in" fo:margin-right="0.0736in" table:align="margins" style:writing-mode="lr-tb"/>
    </style:style>
    <style:style style:name="Table8.A" style:family="table-column">
      <style:table-column-properties style:column-width="1.991in" style:rel-column-width="2867*"/>
    </style:style>
    <style:style style:name="Table8.B" style:family="table-column">
      <style:table-column-properties style:column-width="3.9236in" style:rel-column-width="5650*"/>
    </style:style>
    <style:style style:name="Table8.1" style:family="table-row">
      <style:table-row-properties style:min-row-height="0.6243in"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able 5.1 - User_Information Class Description Form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Name</text:span></text:p>
          </table:table-cell>
          <table:table-cell table:style-name="Table1.A1" office:value-type="string">
            <text:p text:style-name="Standard"><text:span text:style-name="T2">User_Inform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Base Class(es</text:span>)</text:p>
          </table:table-cell>
          <table:table-cell table:style-name="Table1.A1" office:value-type="string">
            <text:p text:style-name="Standard">Server_Application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Purpose</text:span></text:p>
          </table:table-cell>
          <table:table-cell table:style-name="Table1.A1" office:value-type="string">
            <text:p text:style-name="Standard"><text:span text:style-name="T2">A User Information object <text:s/>contains all the user information that can be listed, kept, used by other modules r discarded.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States</text:span></text:p>
          </table:table-cell>
          <table:table-cell table:style-name="Table1.A1" office:value-type="string">
            <text:p text:style-name="Standard"><text:span text:style-name="T2">Empty, full, or neither.</text:span></text:p>
            <text:p text:style-name="Standard"><text:span text:style-name="T2">Inactive or Activ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Constructors</text:span></text:p>
          </table:table-cell>
          <table:table-cell table:style-name="Table1.A1" office:value-type="string">
            <text:p text:style-name="Standard"><text:span text:style-name="T2">Default: contains user information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Operators</text:span></text:p>
            <text:p text:style-name="Standard"><text:span text:style-name="T1"><text:s text:c="5"/>Mutators</text:span></text:p>
            <text:p text:style-name="P2"/>
            <text:p text:style-name="P2"/>
            <text:p text:style-name="Standard"><text:span text:style-name="T1"><text:s text:c="4"/></text:span></text:p>
            <text:p text:style-name="Standard"><text:span text:style-name="T1"><text:s text:c="2"/></text:span></text:p>
            <text:p text:style-name="P2"/>
            <text:p text:style-name="P2"/>
            <text:p text:style-name="P2"/>
            <text:p text:style-name="Standard"><text:span text:style-name="T1">Accessors</text:span></text:p>
          </table:table-cell>
          <table:table-cell table:style-name="Table1.A1" office:value-type="string">
            <text:p text:style-name="Standard"><text:span text:style-name="T2">Receive_message(Message)</text:span></text:p>
            <text:p text:style-name="Standard"><text:span text:style-name="T2">login():process password and commands</text:span></text:p>
            <text:p text:style-name="Standard"><text:span text:style-name="T2">retrieve_messages()</text:span></text:p>
            <text:p text:style-name="Standard"><text:span text:style-name="T2">delete_current0</text:span></text:p>
            <text:p text:style-name="Standard"><text:span text:style-name="T2">change_greeting()</text:span></text:p>
            <text:p text:style-name="Standard"><text:span text:style-name="T2">change_password()</text:span></text:p>
            <text:p text:style-name="Standard"><text:span text:style-name="T2">activate(int extension, int passcode)</text:span></text:p>
            <text:p text:style-name="P4"/>
            <text:p text:style-name="Standard"><text:span text:style-name="T2">setWorkout(workouts:Workouts)</text:span></text:p>
            <text:p text:style-name="Standard"><text:span text:style-name="T2">updateProfile(dob:String,height:Integer,weight:Integer)</text:span></text:p>
            <text:p text:style-name="Standard"><text:span text:style-name="T2">setPassword(newPassword: String)</text:span></text:p>
            <text:p text:style-name="Standard"><text:span text:style-name="T2">addBalance(balanceToAdd:Integer)</text:span></text:p>
            <text:p text:style-name="Standard"><text:span text:style-name="T2">addWorkout(newWorkout:Workout)</text:span></text:p>
            <text:p text:style-name="Standard"><text:span text:style-name="T2">setWorkouts(workouts:workout)</text:span></text:p>
            <text:p text:style-name="P4"/>
            <text:p text:style-name="Standard"/>
            <text:p text:style-name="Standard"><text:span text:style-name="T2">getBalance():Integer</text:span></text:p>
            <text:p text:style-name="Standard"><text:span text:style-name="T2">getUserBMI():Integer</text:span></text:p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Standard"><text:span text:style-name="T1">Fields</text:span></text:p>
          </table:table-cell>
          <table:table-cell table:style-name="Table1.A1" office:value-type="string">
            <text:p text:style-name="Standard"><text:span text:style-name="T2">userID:String</text:span></text:p>
            <text:p text:style-name="Standard"><text:span text:style-name="T2">userDOB:integer</text:span></text:p>
            <text:p text:style-name="Standard"><text:span text:style-name="T2">userHeight: Integer</text:span></text:p>
            <text:p text:style-name="Standard"><text:span text:style-name="T2">userWeight: Integer</text:span></text:p>
            <text:p text:style-name="Standard"><text:span text:style-name="T2">password:String</text:span></text:p>
            <text:p text:style-name="Standard"><text:span text:style-name="T2">workouts:Integer</text:span></text:p>
            <text:p text:style-name="Standard"><text:span text:style-name="T2">usersCanValidate: List</text:span></text:p>
          </table:table-cell>
        </table:table-row>
      </table:table>
      <text:p text:style-name="P2"/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Table 6.1 - </text:span><text:span text:style-name="T3">User_Information:</text:span><text:span text:style-name="T1">getBalance- Description Form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Prototype</text:span></text:p>
          </table:table-cell>
          <table:table-cell table:style-name="Table2.A1" office:value-type="string">
            <text:p text:style-name="Standard"><text:span text:style-name="T2">Integer User_Information::getBalance ()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Purpose</text:span></text:p>
          </table:table-cell>
          <table:table-cell table:style-name="Table2.A1" office:value-type="string">
            <text:p text:style-name="Standard"><text:span text:style-name="T2">Returns the balance of the current user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Receives</text:span></text:p>
          </table:table-cell>
          <table:table-cell table:style-name="Table2.A1" office:value-type="string">
            <text:p text:style-name="Standard"><text:span text:style-name="T2">Void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Returns</text:span></text:p>
          </table:table-cell>
          <table:table-cell table:style-name="Table2.A1" office:value-type="string">
            <text:p text:style-name="Standard"><text:span text:style-name="T2">TRUE – Returns the balance of the current user requested by the accesors functions.</text:span>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Standard"><text:span text:style-name="T1">Remarks</text:span></text:p>
          </table:table-cell>
          <table:table-cell table:style-name="Table2.A1" office:value-type="string">
            <text:p text:style-name="Standard"><text:span text:style-name="T2">The operation may fail if there’s not balance available for the current user.</text:span></text:p>
          </table:table-cell>
        </table:table-row>
      </table:table>
      <text:p text:style-name="P3"/>
      <text:p text:style-name="P3"/>
      <text:p text:style-name="P1"><text:span text:style-name="T1">Table 6.2 - </text:span><text:span text:style-name="T3">User_Information:</text:span><text:span text:style-name="T1">updateProfile - Description Form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">Prototype</text:span></text:p>
          </table:table-cell>
          <table:table-cell table:style-name="Table3.A1" office:value-type="string">
            <text:p text:style-name="Standard"><text:span text:style-name="T2">Bool User_Information::updateProfile (dob:String,height:Integer,weight:Integer)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Purpose</text:span></text:p>
          </table:table-cell>
          <table:table-cell table:style-name="Table3.A1" office:value-type="string">
            <text:p text:style-name="Standard"><text:span text:style-name="T2">Update the user information fields for a user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Receives</text:span></text:p>
          </table:table-cell>
          <table:table-cell table:style-name="Table3.A1" office:value-type="string">
            <text:p text:style-name="Standard"><text:span text:style-name="T2">dob- contains the date of birth of the user </text:span></text:p>
            <text:p text:style-name="Standard"><text:span text:style-name="T2">height- the height of the current user</text:span></text:p>
            <text:p text:style-name="Standard"><text:span text:style-name="T2">weight- contains the weight of the current user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Returns</text:span></text:p>
          </table:table-cell>
          <table:table-cell table:style-name="Table3.A1" office:value-type="string">
            <text:p text:style-name="Standard"><text:span text:style-name="T2">TRUE if the operation succeeded</text:span></text:p>
            <text:p text:style-name="Standard"><text:span text:style-name="T2">FALSE if the data update information contains invalid values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Remarks</text:span></text:p>
          </table:table-cell>
          <table:table-cell table:style-name="Table3.A1" office:value-type="string">
            <text:p text:style-name="Standard"><text:span text:style-name="T2">The operation may fail if the DOB,height or weight are invalid values for the <text:s/>profile.</text:span>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3"/>
      <text:p text:style-name="P3"><text:soft-page-break/></text:p>
      <text:p text:style-name="P1"><text:span text:style-name="T1">Table 6.3 - </text:span><text:span text:style-name="T3">User_Information:</text:span><text:span text:style-name="T1">setPassword -Method Description Form</text:span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1">Prototype</text:span></text:p>
          </table:table-cell>
          <table:table-cell table:style-name="Table4.A1" office:value-type="string">
            <text:p text:style-name="Standard"><text:span text:style-name="T2">Bool User_Information::setPassword(newPassword)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Purpose</text:span></text:p>
          </table:table-cell>
          <table:table-cell table:style-name="Table4.A1" office:value-type="string">
            <text:p text:style-name="Standard"><text:span text:style-name="T2">Add a new password for the current user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Receives</text:span></text:p>
          </table:table-cell>
          <table:table-cell table:style-name="Table4.A1" office:value-type="string">
            <text:p text:style-name="Standard"><text:span text:style-name="T2">password-the password for the current user security settings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Returns</text:span></text:p>
          </table:table-cell>
          <table:table-cell table:style-name="Table4.A1" office:value-type="string">
            <text:p text:style-name="Standard"><text:span text:style-name="T2">TRUE if the operation succeeded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Remarks</text:span></text:p>
          </table:table-cell>
          <table:table-cell table:style-name="Table4.A1" office:value-type="string">
            <text:p text:style-name="Standard"><text:span text:style-name="T2">The operation may fail if the password is not valid (the password must follow security the minnimum ssecurity requirements).</text:span></text:p>
          </table:table-cell>
        </table:table-row>
      </table:table>
      <text:p text:style-name="Standard"/>
      <text:p text:style-name="P1"><text:span text:style-name="T1">Table 6.4 - </text:span><text:span text:style-name="T3">User_Information:</text:span><text:span text:style-name="T1">addBalance -Method Description Form</text:span>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Prototype</text:span></text:p>
          </table:table-cell>
          <table:table-cell table:style-name="Table5.A1" office:value-type="string">
            <text:p text:style-name="Standard"><text:span text:style-name="T2">Integer User_Information::addBalance(balanceToAdd:Integer)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Purpose</text:span></text:p>
          </table:table-cell>
          <table:table-cell table:style-name="Table5.A1" office:value-type="string">
            <text:p text:style-name="Standard"><text:span text:style-name="T2">Update the balance for the current user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Receives</text:span></text:p>
          </table:table-cell>
          <table:table-cell table:style-name="Table5.A1" office:value-type="string">
            <text:p text:style-name="Standard"><text:span text:style-name="T2">balanceToAdd- Contains the balance amount to be assigned for the current user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Returns</text:span></text:p>
          </table:table-cell>
          <table:table-cell table:style-name="Table5.A1" office:value-type="string">
            <text:p text:style-name="Standard"><text:span text:style-name="T2">Integer- user balance <text:s/>if the operation succeeded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Remarks</text:span></text:p>
          </table:table-cell>
          <table:table-cell table:style-name="Table5.A1" office:value-type="string">
            <text:p text:style-name="Standard"><text:span text:style-name="T2">The operation may fail if the balance is not valid a valid amount (the balance must follow system policy)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Table 6.5 - </text:span><text:span text:style-name="T3">User_Information:</text:span><text:span text:style-name="T1">addWorkouts- Method Description Form</text:span>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1">Prototype</text:span></text:p>
          </table:table-cell>
          <table:table-cell table:style-name="Table6.A1" office:value-type="string">
            <text:p text:style-name="Standard"><text:span text:style-name="T2">Bool User_Information::addWorkout(balanceToAdd:Integer)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1">Purpose</text:span></text:p>
          </table:table-cell>
          <table:table-cell table:style-name="Table6.A1" office:value-type="string">
            <text:p text:style-name="Standard"><text:span text:style-name="T2">Update the balance for the current user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1">Receives</text:span></text:p>
          </table:table-cell>
          <table:table-cell table:style-name="Table6.A1" office:value-type="string">
            <text:p text:style-name="Standard"><text:span text:style-name="T2">balanceToAdd- Contains the balance amount to be assigned for the current user.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1">Returns</text:span></text:p>
          </table:table-cell>
          <table:table-cell table:style-name="Table6.A1" office:value-type="string">
            <text:p text:style-name="Standard"><text:span text:style-name="T2">TRUE if the operation succeeded</text:span></text:p>
            <text:p text:style-name="Standard"><text:span text:style-name="T2">FALSE if the amount or valance balance is not valid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1">Remarks</text:span></text:p>
          </table:table-cell>
          <table:table-cell table:style-name="Table6.A1" office:value-type="string">
            <text:p text:style-name="Standard"><text:span text:style-name="T2">The operation may fail if the balance is not valid amount (the balance must follow system policy).</text:span></text:p>
          </table:table-cell>
        </table:table-row>
      </table:table>
      <text:p text:style-name="Standard"/>
      <text:p text:style-name="Standard"/>
      <text:p text:style-name="P1"><text:span text:style-name="T1">Table 6.6 - </text:span><text:span text:style-name="T3">User_Information:</text:span><text:span text:style-name="T1">setWorkouts -Method Description Form</text:span></text:p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1">Prototype</text:span></text:p>
          </table:table-cell>
          <table:table-cell table:style-name="Table7.A1" office:value-type="string">
            <text:p text:style-name="Standard"><text:span text:style-name="T2">Bool User_Information::setWorkout(workouts:Integer)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">Purpose</text:span></text:p>
          </table:table-cell>
          <table:table-cell table:style-name="Table7.A1" office:value-type="string">
            <text:p text:style-name="Standard"><text:span text:style-name="T2">Assigns the workout routine for the current user.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">Receives</text:span></text:p>
          </table:table-cell>
          <table:table-cell table:style-name="Table7.A1" office:value-type="string">
            <text:p text:style-name="Standard"><text:span text:style-name="T2">workout- Contains s list of all the workouts balance to to be assigned to the current user.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">Returns</text:span></text:p>
          </table:table-cell>
          <table:table-cell table:style-name="Table7.A1" office:value-type="string">
            <text:p text:style-name="Standard"><text:span text:style-name="T2">TRUE if the operation succeeded</text:span></text:p>
            <text:p text:style-name="Standard"><text:span text:style-name="T2">FALSE if the amount or workout values are not valid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1">Remarks</text:span></text:p>
          </table:table-cell>
          <table:table-cell table:style-name="Table7.A1" office:value-type="string">
            <text:p text:style-name="Standard"><text:span text:style-name="T2">The operation may fail if the workout information doesn’t contains a valid numerical values (the workout must contain valid data).</text:span></text:p>
          </table:table-cell>
        </table:table-row>
      </table:table>
      <text:p text:style-name="Standard"/>
      <text:p text:style-name="P3"/>
      <text:p text:style-name="P3"/>
      <text:p text:style-name="P3"/>
      <text:p text:style-name="P3"><text:soft-page-break/></text:p>
      <text:p text:style-name="P1"><text:span text:style-name="T1">Table 6.7 - </text:span><text:span text:style-name="T3">User_Information:</text:span><text:span text:style-name="T1">getUserBMI Method Description Form</text:span></text:p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1">Prototype</text:span></text:p>
          </table:table-cell>
          <table:table-cell table:style-name="Table8.A1" office:value-type="string">
            <text:p text:style-name="Standard"><text:span text:style-name="T2">double User_Information::getUserBMI()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1">Purpose</text:span></text:p>
          </table:table-cell>
          <table:table-cell table:style-name="Table8.A1" office:value-type="string">
            <text:p text:style-name="Standard"><text:span text:style-name="T2">Returns the calculation of the Body/Mass Index of the current user.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1">Receives</text:span></text:p>
          </table:table-cell>
          <table:table-cell table:style-name="Table8.A1" office:value-type="string">
            <text:p text:style-name="Standard"><text:span text:style-name="T2">none- </text:span></text:p>
            <text:p text:style-name="Standard"><text:span text:style-name="T2">Will utilize user inform</text:span><text:bookmark text:name="_GoBack"/><text:span text:style-name="T2">ation from the database to calculate the current BMI index.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1">Returns</text:span></text:p>
          </table:table-cell>
          <table:table-cell table:style-name="Table8.A1" office:value-type="string">
            <text:p text:style-name="Standard"><text:span text:style-name="T2">TRUE if the operation succeeded</text:span></text:p>
            <text:p text:style-name="Standard"><text:span text:style-name="T2">FALSE <text:s/>if the user information <text:s/>values required for the calculation are not available.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1">Remarks</text:span></text:p>
          </table:table-cell>
          <table:table-cell table:style-name="Table8.A1" office:value-type="string">
            <text:p text:style-name="Standard"><text:span text:style-name="T2">The operation may fail if the database doesn’t have a <text:s/>valid numerical values <text:s/>for the calculation.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" fo:font-size="12pt" style:font-name-asian="Times1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O.X.M.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x</meta:initial-creator>
    <meta:editing-cycles>3</meta:editing-cycles>
    <meta:creation-date>2014-04-01T21:36:00</meta:creation-date>
    <dc:date>2014-04-01T18:11:17.05</dc:date>
    <meta:editing-duration>PT31M38S</meta:editing-duration>
    <meta:generator>OpenOffice.org/3.4.1$Win32 OpenOffice.org_project/341m1$Build-9593</meta:generator>
    <meta:document-statistic meta:table-count="8" meta:image-count="0" meta:object-count="0" meta:page-count="5" meta:paragraph-count="125" meta:word-count="533" meta:character-count="40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